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E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2">
      <style:text-properties officeooo:rsid="001fce19" officeooo:paragraph-rsid="0020c77a"/>
    </style:style>
    <style:style style:name="P2" style:family="paragraph" style:parent-style-name="Standard">
      <style:text-properties officeooo:rsid="001fce19" officeooo:paragraph-rsid="001fce19"/>
    </style:style>
    <style:style style:name="P3" style:family="paragraph" style:parent-style-name="Standard">
      <style:text-properties officeooo:rsid="0020c77a" officeooo:paragraph-rsid="0020c77a"/>
    </style:style>
    <style:style style:name="P4" style:family="paragraph" style:parent-style-name="Table_20_Contents">
      <style:text-properties officeooo:rsid="001fce19" officeooo:paragraph-rsid="001fce19"/>
    </style:style>
    <style:style style:name="P5" style:family="paragraph" style:parent-style-name="Table_20_Contents">
      <style:text-properties officeooo:rsid="0020c77a" officeooo:paragraph-rsid="0020c77a"/>
    </style:style>
    <style:style style:name="T1" style:family="text">
      <style:text-properties officeooo:rsid="0020c77a"/>
    </style:style>
    <style:style style:name="T2" style:family="text">
      <style:text-properties style:font-name="Liberation Sans" fo:font-size="16.1000003814697pt" fo:font-weight="bold" officeooo:rsid="0020c77a" style:font-name-asian="Noto Sans CJK SC" style:font-size-asian="16.1000003814697pt" style:font-weight-asian="bold" style:font-name-complex="Noto Sans Devanagari" style:font-size-complex="16.1000003814697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yecto: Crea tu propia aventura</text:h>
      <text:p text:style-name="P2">Crear un sitio web que sirva como aventura de elige tu propia aventura. Habrá páginas con enlaces y dependiendo del que elijas te llevará al final del juego o a una muerte segura. El tipo de juego queda abierto, algunas ideas:</text:p>
      <text:p text:style-name="P2">- Cuestionario que si fallas te lleva al inicio (tendrás que hacerlo muy original ;) ).</text:p>
      <text:p text:style-name="P2">- Cuento de elige tu propia aventura.</text:p>
      <text:p text:style-name="P2">- Aventura gráfica.</text:p>
      <text:p text:style-name="P2">- Laberinto (cada página es una imágen de un laberinto y debes moverte por él).</text:p>
      <text:p text:style-name="P2"/>
      <text:h text:style-name="Heading_20_2" text:outline-level="2">Requisitos:</text:h>
      <text:p text:style-name="P2">- Al menos 10 páginas.</text:p>
      <text:p text:style-name="P2">- Usar los contenidos de HTML5 vistos en las prácticas.</text:p>
      <text:p text:style-name="P2">- Usar estilos.</text:p>
      <text:p text:style-name="P2">- Usar al menos 10 imágenes.</text:p>
      <text:p text:style-name="P2"/>
      <text:h text:style-name="Heading_20_2" text:outline-level="2">Rúbrica:</text:h>
      <table:table table:name="Tabla1" table:style-name="Tabla1">
        <table:table-column table:style-name="Tabla1.A" table:number-columns-repeated="5"/>
        <table:table-row table:style-name="TableLine94375591296816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5">Excelente (10)</text:p>
          </table:table-cell>
          <table:table-cell table:style-name="Tabla1.A1" office:value-type="string">
            <text:p text:style-name="P5">Notable (8)</text:p>
          </table:table-cell>
          <table:table-cell table:style-name="Tabla1.A1" office:value-type="string">
            <text:p text:style-name="P5">Aprobado (6)</text:p>
          </table:table-cell>
          <table:table-cell table:style-name="Tabla1.E1" office:value-type="string">
            <text:p text:style-name="P5">Suspendido (1)</text:p>
          </table:table-cell>
        </table:table-row>
        <table:table-row table:style-name="TableLine94375591296816">
          <table:table-cell table:style-name="Tabla1.A2" office:value-type="string">
            <text:p text:style-name="P4">Apariencia</text:p>
          </table:table-cell>
          <table:table-cell table:style-name="Tabla1.A2" office:value-type="string">
            <text:p text:style-name="P4">Te has dejado la piel.</text:p>
          </table:table-cell>
          <table:table-cell table:style-name="Tabla1.A2" office:value-type="string">
            <text:p text:style-name="P4">Usa estilos.</text:p>
          </table:table-cell>
          <table:table-cell table:style-name="Tabla1.A2" office:value-type="string">
            <text:p text:style-name="P4">Usa estilos básicos y repetitivos.</text:p>
          </table:table-cell>
          <table:table-cell table:style-name="Tabla1.E2" office:value-type="string">
            <text:p text:style-name="P4">No usa estilos.</text:p>
          </table:table-cell>
        </table:table-row>
        <table:table-row table:style-name="TableLine94375591296816">
          <table:table-cell table:style-name="Tabla1.A2" office:value-type="string">
            <text:p text:style-name="P4">Originalidad <text:span text:style-name="T1">(</text:span>en el contenido y en el uso de HTML5<text:span text:style-name="T1">)</text:span></text:p>
          </table:table-cell>
          <table:table-cell table:style-name="Tabla1.A2" office:value-type="string">
            <text:p text:style-name="P4">¡No me lo esperaba!</text:p>
          </table:table-cell>
          <table:table-cell table:style-name="Tabla1.A2" office:value-type="string">
            <text:p text:style-name="P4">Sorprende un poco.</text:p>
          </table:table-cell>
          <table:table-cell table:style-name="Tabla1.A2" office:value-type="string">
            <text:p text:style-name="P4">Correcto</text:p>
          </table:table-cell>
          <table:table-cell table:style-name="Tabla1.E2" office:value-type="string">
            <text:p text:style-name="P4">¡Meh!</text:p>
          </table:table-cell>
        </table:table-row>
        <table:table-row table:style-name="TableLine94375591296816">
          <table:table-cell table:style-name="Tabla1.A2" office:value-type="string">
            <text:p text:style-name="P4">Aspecto técnico</text:p>
          </table:table-cell>
          <table:table-cell table:style-name="Tabla1.A2" office:value-type="string">
            <text:p text:style-name="P4">Lo anterior y usa <text:span text:style-name="T1">conocimientos</text:span> no vistos en <text:span text:style-name="T1">c</text:span>lase.</text:p>
          </table:table-cell>
          <table:table-cell table:style-name="Tabla1.A2" office:value-type="string">
            <text:p text:style-name="P4">Valida bien y bien formateado (sin warnings / errores).</text:p>
          </table:table-cell>
          <table:table-cell table:style-name="Tabla1.A2" office:value-type="string">
            <text:p text:style-name="P4">Valida pero con algún warning.</text:p>
          </table:table-cell>
          <table:table-cell table:style-name="Tabla1.E2" office:value-type="string">
            <text:p text:style-name="P4">No valida (errores y warnings).</text:p>
          </table:table-cell>
        </table:table-row>
        <table:table-row table:style-name="TableLine94375591296816">
          <table:table-cell table:style-name="Tabla1.A2" office:value-type="string">
            <text:p text:style-name="P4">Esfuerzo</text:p>
          </table:table-cell>
          <table:table-cell table:style-name="Tabla1.A2" office:value-type="string">
            <text:p text:style-name="P4">El autor ha sudado sangre.</text:p>
          </table:table-cell>
          <table:table-cell table:style-name="Tabla1.A2" office:value-type="string">
            <text:p text:style-name="P4">Se ha esforzado mucho.</text:p>
          </table:table-cell>
          <table:table-cell table:style-name="Tabla1.A2" office:value-type="string">
            <text:p text:style-name="P4">Ha hecho un esfuerzo razonable.</text:p>
          </table:table-cell>
          <table:table-cell table:style-name="Tabla1.E2" office:value-type="string">
            <text:p text:style-name="P4">No se ha esforzado <text:span text:style-name="T1">mucho</text:span>.</text:p>
          </table:table-cell>
        </table:table-row>
        <table:table-row table:style-name="TableLine94375591296816">
          <table:table-cell table:style-name="Tabla1.A2" office:value-type="string">
            <text:p text:style-name="P5">Web semántica</text:p>
          </table:table-cell>
          <table:table-cell table:style-name="Tabla1.A2" office:value-type="string">
            <text:p text:style-name="P5">Usa siempre etiquetas semánticas y algunas avanzadas.</text:p>
          </table:table-cell>
          <table:table-cell table:style-name="Tabla1.A2" office:value-type="string">
            <text:p text:style-name="P5">Usa siempre etiquetas semánticas básicas siempre.</text:p>
          </table:table-cell>
          <table:table-cell table:style-name="Tabla1.A2" office:value-type="string">
            <text:p text:style-name="P5">Usa etiquetas semánticas básicas (header, footer, main...) pero no siempre.</text:p>
          </table:table-cell>
          <table:table-cell table:style-name="Tabla1.E2" office:value-type="string">
            <text:p text:style-name="P5">Usa muy pocas etiquetas semánticas.</text:p>
          </table:table-cell>
        </table:table-row>
      </table:table>
      <text:h text:style-name="P1" text:outline-level="2"><text:span text:style-name="T1">Puntuación del tema</text:span>:</text:h>
      <text:p text:style-name="P3">45 % Examen</text:p>
      <text:p text:style-name="P3">30 % Proyecto</text:p>
      <text:p text:style-name="P3">15 % Prácticas</text:p>
      <text:p text:style-name="P3">10 % Participación, puntualidad, entrega de los ejercicios en los plazos.</text:p>
      <text:p text:style-name="P2"/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8T16:12:51.202840462</meta:creation-date>
    <dc:date>2021-11-08T16:39:44.825095307</dc:date>
    <meta:editing-duration>PT16M43S</meta:editing-duration>
    <meta:editing-cycles>1</meta:editing-cycles>
    <meta:document-statistic meta:table-count="1" meta:image-count="0" meta:object-count="0" meta:page-count="1" meta:paragraph-count="47" meta:word-count="259" meta:character-count="1516" meta:non-whitespace-character-count="1302"/>
    <meta:generator>LibreOffice/7.1.5.2$Linux_X86_64 LibreOffice_project/10$Build-2</meta:generator>
  </office:meta>
</office:document-meta>
</file>